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173cm" fo:margin-left="1.08cm" fo:margin-top="0cm" fo:margin-bottom="0cm" table:align="left" style:writing-mode="lr-tb"/>
    </style:style>
    <style:style style:name="Tabla2.A" style:family="table-column">
      <style:table-column-properties style:column-width="3.671cm"/>
    </style:style>
    <style:style style:name="Tabla2.B" style:family="table-column">
      <style:table-column-properties style:column-width="12.501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501cm" fo:margin-left="1.752cm" fo:margin-top="0cm" fo:margin-bottom="0cm" table:align="left" style:writing-mode="lr-tb"/>
    </style:style>
    <style:style style:name="Tabla3.A" style:family="table-column">
      <style:table-column-properties style:column-width="4.948cm"/>
    </style:style>
    <style:style style:name="Tabla3.C" style:family="table-column">
      <style:table-column-properties style:column-width="5.606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6.173cm" fo:margin-left="1.08cm" fo:margin-top="0cm" fo:margin-bottom="0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12.501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6.173cm" fo:margin-left="1.08cm" fo:margin-top="0cm" fo:margin-bottom="0cm" table:align="left" style:writing-mode="lr-tb"/>
    </style:style>
    <style:style style:name="Tabla5.A" style:family="table-column">
      <style:table-column-properties style:column-width="3.671cm"/>
    </style:style>
    <style:style style:name="Tabla5.B" style:family="table-column">
      <style:table-column-properties style:column-width="6.5cm"/>
    </style:style>
    <style:style style:name="Tabla5.C" style:family="table-column">
      <style:table-column-properties style:column-width="6.003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6.12cm" fo:margin-left="1.08cm" fo:margin-top="0cm" fo:margin-bottom="0cm" table:align="left" style:writing-mode="lr-tb"/>
    </style:style>
    <style:style style:name="Tabla6.A" style:family="table-column">
      <style:table-column-properties style:column-width="3.194cm"/>
    </style:style>
    <style:style style:name="Tabla6.B" style:family="table-column">
      <style:table-column-properties style:column-width="7.502cm"/>
    </style:style>
    <style:style style:name="Tabla6.C" style:family="table-column">
      <style:table-column-properties style:column-width="2.609cm"/>
    </style:style>
    <style:style style:name="Tabla6.D" style:family="table-column">
      <style:table-column-properties style:column-width="2.815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798cm"/>
    </style:style>
    <style:style style:name="Tabla1.B" style:family="table-column">
      <style:table-column-properties style:column-width="14.212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style:vertical-align="middle" fo:padding="0.049cm" fo:border="0.05pt solid #000000" style:writing-mode="page"/>
    </style:style>
    <style:style style:name="P1" style:family="paragraph" style:parent-style-name="List_20_Paragraph" style:list-style-name="WWNum1">
      <style:text-properties officeooo:paragraph-rsid="0016d29e"/>
    </style:style>
    <style:style style:name="P2" style:family="paragraph" style:parent-style-name="List_20_Paragraph" style:list-style-name="WWNum2">
      <style:text-properties officeooo:paragraph-rsid="0016d29e"/>
    </style:style>
    <style:style style:name="P3" style:family="paragraph" style:parent-style-name="List_20_Paragraph" style:list-style-name="WWNum3">
      <style:text-properties officeooo:paragraph-rsid="0016d29e"/>
    </style:style>
    <style:style style:name="P4" style:family="paragraph" style:parent-style-name="List_20_Paragraph">
      <style:text-properties officeooo:paragraph-rsid="0016d29e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officeooo:paragraph-rsid="0016d29e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6d29e"/>
    </style:style>
    <style:style style:name="P7" style:family="paragraph" style:parent-style-name="List_20_Paragraph">
      <style:paragraph-properties fo:margin-left="1cm" fo:margin-right="0cm" fo:text-indent="0cm" style:auto-text-indent="false"/>
      <style:text-properties officeooo:paragraph-rsid="0016d29e"/>
    </style:style>
    <style:style style:name="P8" style:family="paragraph" style:parent-style-name="List_20_Paragraph">
      <style:paragraph-properties fo:margin-left="2.54cm" fo:margin-right="0cm" fo:text-indent="0cm" style:auto-text-indent="false"/>
      <style:text-properties officeooo:paragraph-rsid="0016d29e"/>
    </style:style>
    <style:style style:name="P9" style:family="paragraph" style:parent-style-name="List_20_Paragraph">
      <style:paragraph-properties fo:margin-left="1.752cm" fo:margin-right="0cm" fo:text-indent="0cm" style:auto-text-indent="false"/>
      <style:text-properties officeooo:paragraph-rsid="0016d29e"/>
    </style:style>
    <style:style style:name="P10" style:family="paragraph" style:parent-style-name="Standard">
      <style:text-properties officeooo:paragraph-rsid="0016d29e"/>
    </style:style>
    <style:style style:name="P11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/>
      <style:text-properties officeooo:paragraph-rsid="0016d29e"/>
    </style:style>
    <style:style style:name="P1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16d29e"/>
    </style:style>
    <style:style style:name="P13" style:family="paragraph" style:parent-style-name="Standard">
      <style:paragraph-properties fo:margin-left="1.251cm" fo:margin-right="0cm" fo:margin-top="0cm" fo:margin-bottom="0cm" loext:contextual-spacing="false" fo:text-align="center" style:justify-single-word="false" fo:text-indent="0cm" style:auto-text-indent="false"/>
      <style:text-properties officeooo:paragraph-rsid="0016d29e"/>
    </style:style>
    <style:style style:name="P14" style:family="paragraph" style:parent-style-name="Standard">
      <loext:graphic-properties draw:fill="solid" draw:fill-color="#d9d9d9"/>
      <style:paragraph-properties fo:break-before="page" fo:background-color="#d9d9d9" fo:padding-left="0.141cm" fo:padding-right="0.141cm" fo:padding-top="0.035cm" fo:padding-bottom="0.035cm" fo:border="0.51pt solid #000000"/>
      <style:text-properties officeooo:paragraph-rsid="0016d29e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paragraph-rsid="0016d29e"/>
    </style:style>
    <style:style style:name="P16" style:family="paragraph" style:parent-style-name="Table_20_Contents">
      <style:text-properties fo:font-size="16pt" officeooo:rsid="0016d29e" officeooo:paragraph-rsid="0016d29e" style:font-size-asian="16pt" style:font-size-complex="16pt"/>
    </style:style>
    <style:style style:name="P17" style:family="paragraph" style:parent-style-name="Table_20_Contents">
      <style:text-properties fo:font-size="16pt" officeooo:rsid="001b833b" officeooo:paragraph-rsid="001b833b" style:font-size-asian="14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14abdb" style:font-size-asian="10pt"/>
    </style:style>
    <style:style style:name="T5" style:family="text">
      <style:text-properties fo:font-size="10pt" officeooo:rsid="001571de" style:font-size-asian="10pt"/>
    </style:style>
    <style:style style:name="T6" style:family="text">
      <style:text-properties fo:font-size="10pt" officeooo:rsid="00175d62" style:font-size-asian="10pt"/>
    </style:style>
    <style:style style:name="T7" style:family="text">
      <style:text-properties fo:font-size="15pt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<text:span text:style-name="T7"><text:s/>NOMBRE</text:span>:</text:p>
          </table:table-cell>
          <table:table-cell table:style-name="Tabla1.B1" office:value-type="string">
            <text:p text:style-name="P17"/>
          </table:table-cell>
        </table:table-row>
      </table:table>
      <text:p text:style-name="Standard"/>
      <text:p text:style-name="P10"/>
      <text:p text:style-name="P11">EJERCICIO 1 – ELABORACIÓN DE UN DIAGRAMA ENTIDAD RELACIÓN</text:p>
      <text:list xml:id="list4059366501" text:style-name="WWNum1">
        <text:list-header>
          <text:p text:style-name="P1"><text:span text:style-name="T1"/></text:p>
        </text:list-header>
        <text:list-item>
          <text:p text:style-name="P1"><text:span text:style-name="T1">IDENTIFICACIÓN DE LOS ELEMENTOS DEL DIAGRAMA ENTIDAD-RELACIÓN.</text:span></text:p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ENTIDAD</text:p>
          </table:table-cell>
          <table:table-cell table:style-name="Tabla2.A1" office:value-type="string">
            <text:p text:style-name="P6">ATRIBUTOS</text:p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</table:table>
      <text:p text:style-name="P7"><text:span text:style-name="T2">*Añade todas las filas que necesites</text:span></text:p>
      <text:p text:style-name="P8"/>
      <text:p text:style-name="P9">Responde: <text:span text:style-name="T1">Indica al menos tres tipos de atributos distintos que has identificado</text:span>: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6"/>
          </table:table-cell>
        </table:table-row>
      </table:table>
      <text:p text:style-name="P8"/>
      <text:p text:style-name="P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">RELACIÓN</text:p>
          </table:table-cell>
          <table:table-cell table:style-name="Tabla4.A1" office:value-type="string">
            <text:p text:style-name="P6">ATRIBUTOS</text:p>
          </table:table-cell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</table:table-row>
      </table:table>
      <text:p text:style-name="P4"><text:span text:style-name="T2">*Añade todas las filas que necesites.</text:span></text:p>
      <text:p text:style-name="P4"/>
      <text:list xml:id="list195556433905381" text:continue-numbering="true" text:style-name="WWNum1">
        <text:list-item>
          <text:p text:style-name="P1"><text:span text:style-name="T1">IDENTIFICACIÓN DE LAS CLAVES CANDIDATAS Y PRIMARIAS.</text:span></text:p>
        </text:list-item>
      </text:list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6">ENTIDAD</text:p>
          </table:table-cell>
          <table:table-cell table:style-name="Tabla5.A1" office:value-type="string">
            <text:p text:style-name="P6">CLAVES CANDIDATAS</text:p>
          </table:table-cell>
          <table:table-cell table:style-name="Tabla5.A1" office:value-type="string">
            <text:p text:style-name="P6">CLAVE PRIMARIA</text:p>
          </table:table-cell>
        </table:table-row>
        <table:table-row table:style-name="Tabla5.1"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  <table:table-row table:style-name="Tabla5.1"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  <table:table-row table:style-name="Tabla5.1"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  <table:table-row table:style-name="Tabla5.1"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</table:table>
      <text:p text:style-name="P4"><text:span text:style-name="T2">*Añade todas las filas que necesites.</text:span></text:p>
      <text:p text:style-name="P4"/>
      <text:list xml:id="list195556798681881" text:continue-numbering="true" text:style-name="WWNum1">
        <text:list-item>
          <text:p text:style-name="P1"><text:span text:style-name="T1">ESTUDIO DE LAS CARDINALIDADES.</text:span></text:p>
        </text:list-item>
      </text:list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6">RELACIÓN</text:p>
          </table:table-cell>
          <table:table-cell table:style-name="Tabla6.A1" office:value-type="string">
            <text:p text:style-name="P6">PREGUNTA</text:p>
          </table:table-cell>
          <table:table-cell table:style-name="Tabla6.A1" office:value-type="string">
            <text:p text:style-name="P5">CARDIN. ENTIDAD</text:p>
          </table:table-cell>
          <table:table-cell table:style-name="Tabla6.A1" office:value-type="string">
            <text:p text:style-name="P5">CARDIN. RELACIÓN</text:p>
          </table:table-cell>
        </table:table-row>
        <table:table-row table:style-name="Tabla6.1">
          <table:table-cell table:style-name="Tabla6.A1" table:number-rows-spanned="2" office:value-type="string">
            <text:p text:style-name="P6"/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6"/>
          </table:table-cell>
          <table:table-cell table:style-name="Tabla6.A1" table:number-rows-spanned="2" office:value-type="string">
            <text:p text:style-name="P6"/>
          </table:table-cell>
        </table:table-row>
        <table:table-row table:style-name="Tabla6.1">
          <table:covered-table-cell/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6"/>
          </table:table-cell>
          <table:covered-table-cell/>
        </table:table-row>
        <table:table-row table:style-name="Tabla6.1">
          <table:table-cell table:style-name="Tabla6.A1" table:number-rows-spanned="2" office:value-type="string">
            <text:p text:style-name="P6"/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6"/>
          </table:table-cell>
          <table:table-cell table:style-name="Tabla6.A1" table:number-rows-spanned="2" office:value-type="string">
            <text:p text:style-name="P6"/>
          </table:table-cell>
        </table:table-row>
        <table:table-row table:style-name="Tabla6.1">
          <table:covered-table-cell/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6"/>
          </table:table-cell>
          <table:covered-table-cell/>
        </table:table-row>
        <table:table-row table:style-name="Tabla6.1">
          <table:table-cell table:style-name="Tabla6.A1" table:number-rows-spanned="2" office:value-type="string">
            <text:p text:style-name="P6"/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6"/>
          </table:table-cell>
          <table:table-cell table:style-name="Tabla6.A1" table:number-rows-spanned="2" office:value-type="string">
            <text:p text:style-name="P6"/>
          </table:table-cell>
        </table:table-row>
        <table:table-row table:style-name="Tabla6.1">
          <table:covered-table-cell/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6"/>
          </table:table-cell>
          <table:covered-table-cell/>
        </table:table-row>
      </table:table>
      <text:p text:style-name="P4"><text:span text:style-name="T2">*Añade todas las filas que necesites.</text:span></text:p>
      <text:p text:style-name="P4"><text:soft-page-break/></text:p>
      <text:list xml:id="list195557172084755" text:continue-numbering="true" text:style-name="WWNum1">
        <text:list-item>
          <text:p text:style-name="P1"><text:span text:style-name="T1">IDENTIFICACIÓN DE OTROS ELEMENTOS DEL DIAGRAMA ENTIDAD-RELACIÓN-EXTENDIDO.</text:span></text:p>
        </text:list-item>
      </text:list>
      <text:p text:style-name="P12"><text:span text:style-name="T3">&lt;&lt; DESCRIBE Y JUSTIFICA LA RESPUESTA EN CASO DE IDENTIFICAR ELEMENTOS DEL DIAGRAMA EER &gt;&gt;</text:span></text:p>
      <text:p text:style-name="P4"/>
      <text:list xml:id="list195556732499748" text:continue-numbering="true" text:style-name="WWNum1">
        <text:list-item>
          <text:p text:style-name="P1"><text:span text:style-name="T1">REPRESENTACIÓN DEL DIAGRAMA EER.</text:span></text:p>
        </text:list-item>
      </text:list>
      <text:p text:style-name="P15"><text:span text:style-name="T3">&lt;&lt; INSERTA AQUÍ EL FICHERO EN FORMATO IMAGEN DEL DIAGRAMA EER QUE HAYAS OBTENIDO&gt;&gt;</text:span></text:p>
      <text:p text:style-name="P12"><text:span text:style-name="T3">&lt;&lt; RECUERDA QUE TIENE QUE ESTAR BIEN PRESENTADO, ORDENADO Y LEGIBLE Y CON TODOS LOS ELEMENTOS IDENTIFICADOS EN EL ESTUDIO PREVIO &gt;&gt;</text:span></text:p>
      <text:p text:style-name="P14">EJERCICIO 2 – ELABORACIÓN DE UN MODELO RELACIONAL.</text:p>
      <text:list xml:id="list2004771211" text:style-name="WWNum2">
        <text:list-header>
          <text:p text:style-name="P2"><text:span text:style-name="T1"/></text:p>
        </text:list-header>
        <text:list-item>
          <text:p text:style-name="P2"><text:span text:style-name="T1">PASO A TABLAS DE LAS ENTIDADES Y ATRIBUTOS</text:span></text:p>
        </text:list-item>
      </text:list>
      <text:p text:style-name="P13"><text:span text:style-name="T3">&lt;&lt; </text:span><text:span text:style-name="T4">ESCRIBE EL NOMBRE DE CADA TABLA CON LOS CAMPOS ENTRE PARÉNTESIS &gt;&gt;</text:span></text:p>
      <text:p text:style-name="P13"><text:span text:style-name="T4">&lt;&lt; JUSTIFICA LA CREACIÓN DE LAS TABLAS Y CAMPOS <text:s/></text:span><text:span text:style-name="T3">&gt;&gt;</text:span></text:p>
      <text:p text:style-name="P4"/>
      <text:list xml:id="list195555872328637" text:continue-numbering="true" text:style-name="WWNum2">
        <text:list-item>
          <text:p text:style-name="P2"><text:span text:style-name="T1">PASO A TABLAS DE LOS ELEMENTOS DEL DIAGRAMA ENTIDAD RELACIÓN EXTENDIDO.</text:span></text:p>
        </text:list-item>
      </text:list>
      <text:p text:style-name="P13"><text:span text:style-name="T3">&lt;&lt; </text:span><text:span text:style-name="T4">ESCRIBE EL NOMBRE DE CADA TABLA CON LOS CAMPOS ENTRE PARÉNTESIS &gt;&gt;</text:span></text:p>
      <text:p text:style-name="P13"><text:span text:style-name="T4">&lt;&lt; JUSTIFICA LA CREACIÓN DE LAS TABLAS Y CAMPOS <text:s/></text:span><text:span text:style-name="T3">&gt;&gt;</text:span></text:p>
      <text:p text:style-name="P4"/>
      <text:list xml:id="list195555550692750" text:continue-numbering="true" text:style-name="WWNum2">
        <text:list-item>
          <text:p text:style-name="P2"><text:span text:style-name="T1">PASO A TABLAS DE LAS RELACIONES</text:span></text:p>
        </text:list-item>
      </text:list>
      <text:p text:style-name="P13"><text:span text:style-name="T4">&lt;&lt; INDICA EL NOMBRE Y LA CARDINALIDAD DE CADA <text:s/>RELACIÓN. </text:span><text:span text:style-name="T5">&gt;&gt;</text:span></text:p>
      <text:p text:style-name="P13"><text:span text:style-name="T5">&lt;&lt; </text:span><text:span text:style-name="T4">JUSTIFICA LA OPCIÓN ELEGIDA PARA EL PASO A TABLAS &gt;&gt;</text:span></text:p>
      <text:p text:style-name="P13"><text:span text:style-name="T3">&lt;&lt; </text:span><text:span text:style-name="T4">ESCRIBE EL NOMBRE DE CADA TABLA CON LOS CAMPOS ENTRE PARÉNTESIS &gt;&gt;</text:span></text:p>
      <text:p text:style-name="P13"><text:span text:style-name="T4">&lt;&lt; </text:span><text:span text:style-name="T5">INDICA </text:span><text:span text:style-name="T4"><text:s/></text:span><text:span text:style-name="T5">LAS CLAVES <text:s/></text:span><text:span text:style-name="T6">PRIMARIAS Y </text:span><text:span text:style-name="T5">AJENAS</text:span><text:span text:style-name="T4"> <text:s/></text:span><text:span text:style-name="T3">&gt;&gt;</text:span></text:p>
      <text:p text:style-name="P4"/>
      <text:list xml:id="list195556321701328" text:continue-numbering="true" text:style-name="WWNum2">
        <text:list-item>
          <text:p text:style-name="P2"><text:span text:style-name="T1">REPRESENTACIÓN DEL MODELO RELACIONAL. </text:span></text:p>
        </text:list-item>
      </text:list>
      <text:p text:style-name="P4"><text:line-break/><text:span text:style-name="T3">IMPORTANTE: </text:span></text:p>
      <text:list xml:id="list1268945476" text:style-name="WWNum3">
        <text:list-item>
          <text:p text:style-name="P3"><text:span text:style-name="T3">Claves primarias subrayadas de forma continua, </text:span></text:p>
        </text:list-item>
        <text:list-item>
          <text:p text:style-name="P3"><text:span text:style-name="T3">Claves ajenas subrayadas de forma discontinua. </text:span></text:p>
        </text:list-item>
        <text:list-item>
          <text:p text:style-name="P3"><text:span text:style-name="T3">Las relaciones entre tablas bien representadas mediante flechas. Intenta disponer las tablas de forma que el esquema esté ordenado y sea legible.</text:span></text:p>
        </text:list-item>
      </text:list>
      <text:p text:style-name="P4"/>
      <text:p text:style-name="P12"><text:span text:style-name="T3">&lt;&lt; INSERTA AQUÍ EL MODELO RELACIONAL QUE HAYAS OBTENIDO EN LOS PASOS ANTERIORES MOSTRANDO EN CADA LÍNEA EL NOMBRE DE LA TABLA SEGUIDO DE TODOS SUS CAMPOS RESULTANTES ENTRE PARÉNTESIS <text:s/>Y RELACIONA MEDIANTE FLECHAS LAS TABLAS CON</text:span><text:bookmark text:name="_GoBack"/><text:span text:style-name="T3"> SUS CLAVES AJENAS Y PRIMARIAS. &gt;&gt;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9:41:34.184000000</meta:creation-date>
    <dc:date>2020-10-01T19:55:50.551000000</dc:date>
    <meta:editing-duration>PT14M14S</meta:editing-duration>
    <meta:editing-cycles>6</meta:editing-cycles>
    <meta:generator>LibreOffice/6.4.4.2$Windows_X86_64 LibreOffice_project/3d775be2011f3886db32dfd395a6a6d1ca2630ff</meta:generator>
    <meta:document-statistic meta:table-count="6" meta:image-count="0" meta:object-count="0" meta:page-count="3" meta:paragraph-count="44" meta:word-count="355" meta:character-count="2197" meta:non-whitespace-character-count="1883"/>
  </office:meta>
</office:document-meta>
</file>